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98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64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3.234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 Semibold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4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font-name="Segoe UI Semibold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892cm" svg:height="3.063cm" svg:x="1.524cm" svg:y="0.762cm">
          <draw:text-box>
            <text:p text:style-name="P1"><text:span text:style-name="T1">Hymn #605</text:span></text:p>
            <text:p text:style-name="P1"><text:span text:style-name="T2">“</text:span><text:span text:style-name="T2">Father Welcomes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2" draw:layer="layout" svg:width="24.892cm" svg:height="8.231cm" svg:x="1.524cm" svg:y="0.762cm">
          <draw:text-box>
            <text:p text:style-name="P1"><text:span text:style-name="T3">Refrain</text:span></text:p>
            <text:p text:style-name="P1"><text:span text:style-name="T4">Father welcomes all His children</text:span></text:p>
            <text:p text:style-name="P1"><text:span text:style-name="T4">To His fam’ly through His Son.</text:span></text:p>
            <text:p text:style-name="P1"><text:span text:style-name="T4">Father giving His salvation,</text:span></text:p>
            <text:p text:style-name="P1"><text:span text:style-name="T4">Life forever has been won.</text:span><text:span text:style-name="T2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6" draw:layer="layout" svg:width="24.892cm" svg:height="7.011cm" svg:x="1.524cm" svg:y="0.762cm">
          <draw:text-box>
            <text:p text:style-name="P5"><text:span text:style-name="T4">1. Little children, come to me,</text:span></text:p>
            <text:p><text:span text:style-name="T4"><text:s text:c="4"/></text:span><text:span text:style-name="T4">For My kingdom is of these.</text:span></text:p>
            <text:p><text:span text:style-name="T4"><text:s text:c="4"/></text:span><text:span text:style-name="T4">Life and love I have to give,</text:span></text:p>
            <text:p><text:span text:style-name="T4"><text:s text:c="4"/></text:span><text:span text:style-name="T4">Mercy for your si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2" draw:layer="layout" svg:width="24.892cm" svg:height="8.231cm" svg:x="1.524cm" svg:y="0.762cm">
          <draw:text-box>
            <text:p text:style-name="P1"><text:span text:style-name="T3">Refrain</text:span></text:p>
            <text:p text:style-name="P1"><text:span text:style-name="T4">Father welcomes all His children</text:span></text:p>
            <text:p text:style-name="P1"><text:span text:style-name="T4">To His fam’ly through His Son.</text:span></text:p>
            <text:p text:style-name="P1"><text:span text:style-name="T4">Father giving His salvation,</text:span></text:p>
            <text:p text:style-name="P1"><text:span text:style-name="T4">Life forever has been won.</text:span><text:span text:style-name="T2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4" draw:text-style-name="P6" draw:layer="layout" svg:width="24.892cm" svg:height="7.011cm" svg:x="1.524cm" svg:y="0.762cm">
          <draw:text-box>
            <text:p><text:span text:style-name="T4">2. In the water, in the Word,</text:span></text:p>
            <text:p><text:span text:style-name="T4"><text:s text:c="4"/></text:span><text:span text:style-name="T4">In His promise, be assured:</text:span></text:p>
            <text:p><text:span text:style-name="T4"><text:s text:c="4"/></text:span><text:span text:style-name="T4">Those who are baptized and believe</text:span></text:p>
            <text:p><text:span text:style-name="T4"><text:s text:c="4"/></text:span><text:span text:style-name="T4">Shall be born agai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3" draw:text-style-name="P2" draw:layer="layout" svg:width="24.892cm" svg:height="8.231cm" svg:x="1.524cm" svg:y="0.762cm">
          <draw:text-box>
            <text:p text:style-name="P1"><text:span text:style-name="T3">Refrain</text:span></text:p>
            <text:p text:style-name="P1"><text:span text:style-name="T4">Father welcomes all His children</text:span></text:p>
            <text:p text:style-name="P1"><text:span text:style-name="T4">To His fam’ly through His Son.</text:span></text:p>
            <text:p text:style-name="P1"><text:span text:style-name="T4">Father giving His salvation,</text:span></text:p>
            <text:p text:style-name="P1"><text:span text:style-name="T4">Life forever has been won.</text:span><text:span text:style-name="T2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5" draw:text-style-name="P6" draw:layer="layout" svg:width="24.892cm" svg:height="8.899cm" svg:x="1.524cm" svg:y="0.762cm">
          <draw:text-box>
            <text:p><text:span text:style-name="T4">3. Let us daily die to sin;</text:span></text:p>
            <text:p><text:span text:style-name="T4"><text:s text:c="4"/></text:span><text:span text:style-name="T4">Let us daily rise with Him,</text:span></text:p>
            <text:p><text:span text:style-name="T4"><text:s text:c="4"/></text:span><text:span text:style-name="T4">Walk in the love of Christ our Lord,</text:span></text:p>
            <text:p><text:span text:style-name="T4"><text:s text:c="4"/></text:span><text:span text:style-name="T4">Live in the peace of God. </text:span></text:p>
            <text:p><text:span text:style-name="T5"/></text:p>
            <text:p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6" draw:text-style-name="P2" draw:layer="layout" svg:width="24.892cm" svg:height="13.484cm" svg:x="1.524cm" svg:y="0.762cm">
          <draw:text-box>
            <text:p text:style-name="P1"><text:span text:style-name="T3">Refrain</text:span></text:p>
            <text:p text:style-name="P1"><text:span text:style-name="T4">Father welcomes all His children</text:span></text:p>
            <text:p text:style-name="P1"><text:span text:style-name="T4">To His fam’ly through His Son.</text:span></text:p>
            <text:p text:style-name="P1"><text:span text:style-name="T4">Father giving His salvation,</text:span></text:p>
            <text:p text:style-name="P1"><text:span text:style-name="T4">Life forever has been won.</text:span></text:p>
            <text:p text:style-name="P1"><text:span text:style-name="T2"/></text:p>
            <text:p text:style-name="P5"><text:span text:style-name="T6"/></text:p>
            <text:p text:style-name="P5"><text:span text:style-name="T6"><text:s text:c="8"/></text:span><text:span text:style-name="T6">1986 Kevin Mayhew Ltd. </text:span></text:p>
            <text:p><text:span text:style-name="T6"><text:s text:c="8"/></text:span><text:span text:style-name="T6">Used by permission: </text:span></text:p>
            <text:p><text:span text:style-name="T6"><text:s text:c="8"/></text:span><text:span text:style-name="T6">LSB Hymn License </text:span></text:p>
            <text:p><text:span text:style-name="T6"><text:s text:c="8"/></text:span><text:span text:style-name="T6">.NET, no. 100011038.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3T12:30:19.448000000</meta:creation-date>
    <dc:date>2018-09-18T15:58:36.769000000</dc:date>
    <meta:editing-duration>PT9M23S</meta:editing-duration>
    <meta:editing-cycles>8</meta:editing-cycles>
    <meta:generator>LibreOffice/6.0.5.2$Windows_X86_64 LibreOffice_project/54c8cbb85f300ac59db32fe8a675ff7683cd5a16</meta:generator>
    <meta:document-statistic meta:object-count="45"/>
  </office:meta>
</office:document-meta>
</file>